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18574" officeooo:paragraph-rsid="00118574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31fe4"/>
    </style:style>
    <style:style style:name="T3" style:family="text">
      <style:text-properties officeooo:rsid="00139224"/>
    </style:style>
    <style:style style:name="T4" style:family="text">
      <style:text-properties officeooo:rsid="0015b5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R = <text:s/><text:span text:style-name="T4">15</text:span> / <text:span text:style-name="T2">573</text:span> = <text:span text:style-name="T4">0.0262</text:span></text:p>
      <text:p text:style-name="Preformatted_20_Text">Title, <text:span text:style-name="T1">flying goat pose</text:span>.</text:p>
      <text:p text:style-name="Preformatted_20_Text">With that rear leg lifted, index fingers growing out of your skull, <text:span text:style-name="T1">straightened</text:span> that</text:p>
      <text:p text:style-name="Preformatted_20_Text">standing leg <text:span text:style-name="T1">into</text:span> <text:span text:style-name="T1">your</text:span> <text:span text:style-name="T1">command</text:span> to flying goat pose, Mark said.</text:p>
      <text:p text:style-name="Preformatted_20_Text">He timed this for the exact moment Terry walked into the room.</text:p>
      <text:p text:style-name="Preformatted_20_Text">We all worked for GE, in our cynical moments we labeled it <text:span text:style-name="T1">generous electric.</text:span></text:p>
      <text:p text:style-name="Preformatted_20_Text">The company allowed a yoga class at lunchtime.</text:p>
      <text:p text:style-name="Preformatted_20_Text">It had to fit within the allowed lunch hour, which was 45 minutes.</text:p>
      <text:p text:style-name="Preformatted_20_Text">The fitness center was a 10 minute walk each way in the Boston plant.</text:p>
      <text:p text:style-name="Preformatted_20_Text">Changing clothes takes five minutes each way.</text:p>
      <text:p text:style-name="Preformatted_20_Text">We had 15 minutes for a yoga class.</text:p>
      <text:p text:style-name="Preformatted_20_Text">We took exception to this corporate generosity.</text:p>
      <text:p text:style-name="Preformatted_20_Text">You see there was a history.</text:p>
      <text:p text:style-name="Preformatted_20_Text">The fitness center in Boston, where we practiced itself came into being in 1983.</text:p>
      <text:p text:style-name="Preformatted_20_Text">This was a time when professional employees nationwide were impatient for modernization.</text:p>
      <text:p text:style-name="Preformatted_20_Text">The generous headquarters in Cincinnati installed a fitness center complete with a swimming</text:p>
      <text:p text:style-name="Preformatted_20_Text">pool.</text:p>
      <text:p text:style-name="Preformatted_20_Text">They made a big deal announcing <text:span text:style-name="T1">it in</text:span> a nod to one third of the company that worked in</text:p>
      <text:p text:style-name="Preformatted_20_Text">Boston<text:span text:style-name="T1">.</text:span></text:p>
      <text:p text:style-name="Preformatted_20_Text"><text:span text:style-name="T1">They</text:span> promised to install a salad bar in our cafeteria.</text:p>
      <text:p text:style-name="Preformatted_20_Text">Since Cincinnati employees paid use fees for the fitness center, we guessed the company</text:p>
      <text:p text:style-name="Preformatted_20_Text">believed all was fair.</text:p>
      <text:p text:style-name="Preformatted_20_Text"><text:span text:style-name="T1">They're</text:span> <text:span text:style-name="T1">in</text:span> <text:span text:style-name="T1">suitor</text:span> ruckus.</text:p>
      <text:p text:style-name="Preformatted_20_Text">When the dust settled, we got a fitness center, but we would not get a pool.</text:p>
      <text:p text:style-name="Preformatted_20_Text">And the 45 minute lunch hour would not change.</text:p>
      <text:p text:style-name="Preformatted_20_Text">Yoga had yet to become popular with the corporate crowd.</text:p>
      <text:p text:style-name="Preformatted_20_Text">There was an unused conference room in the new center that would become our yoga room</text:p>
      <text:p text:style-name="Preformatted_20_Text">in a few years.</text:p>
      <text:p text:style-name="Preformatted_20_Text">Meanwhile<text:span text:style-name="T1"> we</text:span> took an hour and 15 minutes for lunch after that.</text:p>
      <text:p text:style-name="Preformatted_20_Text">This was after several visitors from Boston to headquarters reported that the Cincinnati</text:p>
      <text:p text:style-name="Preformatted_20_Text">folks were doing just that.</text:p>
      <text:p text:style-name="Preformatted_20_Text">We knew we could get away with it.</text:p>
      <text:p text:style-name="Preformatted_20_Text">For quite a while after that change in outlook, we peddled, ran, and lifted our way through</text:p>
      <text:p text:style-name="Preformatted_20_Text">our one hour and 15 minute lunch hour.</text:p>
      <text:p text:style-name="Preformatted_20_Text">And sometime in the late 1990s, we began yoga classes.</text:p>
      <text:p text:style-name="Preformatted_20_Text">We never forgot the salad bar.</text:p>
      <text:p text:style-name="Preformatted_20_Text">And we used an hour and 15 minutes to make a 45 minute class.</text:p>
      <text:p text:style-name="Preformatted_20_Text">As long as we didn't raise the issue, the company left us alone.</text:p>
      <text:p text:style-name="Preformatted_20_Text">We felt like we were practicing yoga as a community.</text:p>
      <text:p text:style-name="Preformatted_20_Text">Some of our yoga folks worked right up to the official lunch hour and caused everybody</text:p>
      <text:p text:style-name="Preformatted_20_Text">to wait.</text:p>
      <text:p text:style-name="Preformatted_20_Text">Why wouldn't we start without them?</text:p>
      <text:p text:style-name="Preformatted_20_Text">The yoga room was a converted conference room.</text:p>
      <text:p text:style-name="Preformatted_20_Text">We could barely fit everybody packed mat to mat.</text:p>
      <text:p text:style-name="Preformatted_20_Text">So what?</text:p>
      <text:p text:style-name="Preformatted_20_Text">The steel doors swung inward and a <text:span text:style-name="T1">late come</text:span>r may get a tap on the head.</text:p>
      <text:p text:style-name="Preformatted_20_Text">Terry was a consistent offender.</text:p>
      <text:p text:style-name="Preformatted_20_Text">We grumbled within our yoga family.</text:p>
      <text:p text:style-name="Preformatted_20_Text">One of our family was not practicing community yoga.</text:p>
      <text:p text:style-name="Preformatted_20_Text">Mark had begun teaching this class a few years previously.</text:p>
      <text:p text:style-name="Preformatted_20_Text"><text:soft-page-break/>He began to think.</text:p>
      <text:p text:style-name="Preformatted_20_Text"><text:span text:style-name="T1">Often</text:span> like a good old shaming, Mark figured and came up with flying goat pose.</text:p>
      <text:p text:style-name="Preformatted_20_Text">This is best done at the very beginning of class for the most shame effect.</text:p>
      <text:p text:style-name="Preformatted_20_Text">Leave the doors open.</text:p>
      <text:p text:style-name="Preformatted_20_Text">Listen for the consistent offender to approach.</text:p>
      <text:p text:style-name="Preformatted_20_Text">Make horns grow from each temple using your hands with pointers extended.</text:p>
      <text:p text:style-name="Preformatted_20_Text">Then with your knees bent deeply to protect your low back, lower your torso into a forward</text:p>
      <text:p text:style-name="Preformatted_20_Text">fold.</text:p>
      <text:p text:style-name="Preformatted_20_Text"><text:span text:style-name="T1">Also</text:span> rest on thighs.</text:p>
      <text:p text:style-name="Preformatted_20_Text">Now extend one leg backwards towards a runner's lunge and at the same time lift up towards</text:p>
      <text:p text:style-name="Preformatted_20_Text">a warrior three pose.</text:p>
      <text:p text:style-name="Preformatted_20_Text">Look towards the door and smile with best of inten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4-29T04:47:02.454000000</dc:date>
    <meta:editing-duration>PT16M44S</meta:editing-duration>
    <meta:editing-cycles>4</meta:editing-cycles>
    <meta:document-statistic meta:table-count="0" meta:image-count="0" meta:object-count="0" meta:page-count="2" meta:paragraph-count="62" meta:word-count="587" meta:character-count="3168" meta:non-whitespace-character-count="2642"/>
  </office:meta>
</office:document-meta>
</file>